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Text_20_body">
      <style:paragraph-properties fo:line-height="100%"/>
      <style:text-properties fo:color="#000000" fo:background-color="transparent"/>
    </style:style>
    <style:style style:name="P3" style:family="paragraph" style:parent-style-name="Text_20_body">
      <style:paragraph-properties fo:line-height="100%"/>
      <style:text-properties style:font-name="Arial" fo:font-size="10.5pt" style:font-size-asian="9.14999961853027pt" style:font-size-complex="10.5pt"/>
    </style:style>
    <style:style style:name="P4"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font-style-asian="normal" style:font-style-complex="normal"/>
    </style:style>
    <style:style style:name="P5"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7" style:family="paragraph" style:parent-style-name="Text_20_body">
      <style:paragraph-properties fo:margin-top="0cm" fo:margin-bottom="0cm" fo:line-height="100%"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cm" fo:margin-bottom="0cm" fo:line-height="100%" style:writing-mode="lr-tb"/>
      <style:text-properties fo:color="#000000" fo:background-color="transparent"/>
    </style:style>
    <style:style style:name="P9"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1" style:family="text">
      <style:text-properties fo:font-variant="normal" fo:text-transform="none" style:text-line-through-style="none" style:font-name="Arial1" fo:font-size="10.5pt" fo:font-style="normal" style:text-underline-style="none" fo:font-weight="normal" style:text-blinking="false"/>
    </style:style>
    <style:style style:name="T2" style:family="text">
      <style:text-properties fo:font-variant="normal" fo:text-transform="none" style:text-line-through-style="none" style:font-name="Arial1" fo:font-size="10.5pt" fo:font-style="normal" style:text-underline-style="none" fo:font-weight="bold" style:text-blinking="false"/>
    </style:style>
    <style:style style:name="T3" style:family="text">
      <style:text-properties fo:font-variant="normal" fo:text-transform="none" style:text-line-through-style="none" style:text-underline-style="none" style:text-blinking="false"/>
    </style:style>
    <style:style style:name="T4" style:family="text">
      <style:text-properties style:font-name="Arial1" fo:font-size="10.5pt" fo:font-style="normal" fo:font-weight="normal"/>
    </style:style>
    <style:style style:name="T5" style:family="text">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T6" style:family="text">
      <style:text-properties style:font-size-asian="10.5pt" style:font-weight-asian="bold" style:font-size-complex="10.5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 would like to thank all of the referees for their detailed review. The comments have resulted in a greatly improved manuscript. In what follows, we have posted the referee comments in bold and have provided a detailed response immediately below. </text:p>
      <text:p text:style-name="P3">In the revised manuscript, the changes have been highlighted in red. Major modifications include a revised methodology for calculating the sea surface height anomaly, justification for using the Tofino residual in the open boundary forcing, and a new table that provides the peak value and timing of the water level and surge for each simulation with comparisons to observations. </text:p>
      <text:p text:style-name="P3"/>
      <text:p text:style-name="P1"><text:bookmark text:name="docs-internal-guid-fb4f5619-fa4b-1f61-fa8f-e2bc9b423453"/><text:span text:style-name="T5">Reviewer 1</text:span></text:p>
      <text:p text:style-name="P8"><text:span text:style-name="T1"/></text:p>
      <text:p text:style-name="P6">1.    Page 6, lines 20-22: What are the coastline depths? Given that wetting and drying is not included, did you impose a minimum depth to avoid grid cells becoming dry at low tide?</text:p>
      <text:p text:style-name="P8"><text:span text:style-name="T1">The original bathymetry from the Cascadia dataset was modified so that depths between 0 m and 4 m were set to 4 m,</text:span><text:span text:style-name="T3"> </text:span><text:span text:style-name="T1">i.e.,</text:span><text:span text:style-name="T3"> </text:span><text:span text:style-name="T1">minimum depth of 4 m was imposed. We have added this to the domain description. </text:span></text:p>
      <text:p text:style-name="P2"/>
      <text:p text:style-name="P6">2.    Page 6, lines 24-26: Do you mean the first 10 grid cells inward from the open boundary? From Fig 1 it seems that the cross-strait bathymetry is realistic.</text:p>
      <text:p text:style-name="P5">Yes, we meant inward from the open boundary. We have clarified this in the text. </text:p>
      <text:p text:style-name="P2"/>
      <text:p text:style-name="P6">3.    Page 6, lines 33-37: Even with this relatively fine spatial resolution, I suspect several compromises were necessary in narrow passages between islands (e.g., Active and Porlier Passes, channels in the Discovery Islands) and perhaps in the mudflat regions around Tsawwassen and Boundary Bay. I would like to see the grid and coastline in some of these regions to determine how well some of the lesser channels and shallow regions have been represented, and some comments on how this might affect the results. Are there plans for nested grids in some of these regions?</text:p>
      <text:p text:style-name="P8"><text:span text:style-name="T1">Model constraints require that all passages be at least two grid points wide. This restriction required choices in either widening or closing narrow straits. In particular, Active Pass was closed and Porlier Pass was widened. Shallow regions were represented by constant depth of 4 m. All these compromises are expected to have significant effects locally but minimal effects on the large scale. We have added a figure to provide more detail on the bathymetry and model coastlines throughout the San Juan and Gulf Islands (Figure 2). </text:span></text:p>
      <text:p text:style-name="P2"/>
      <text:p text:style-name="P4">Yes we are planning on adding nested grids in a number of regions. However, as with everything, it is taking longer than we hoped as we need to move to NEMO 3.6 to do both nested grids and our tidal boundary conditions.</text:p>
      <text:p text:style-name="P2"/>
      <text:p text:style-name="P6">4.    Page 7, lines 54-56: Why not all the other 6, versus just S2 and O1? Could you not obtain and do a t_tide analysis on the observations to get the other 4? Though I suppose that with the tuning, it doesn’t really matter.</text:p>
      <text:p text:style-name="P4">The paper we use for the data (Thomson and Huggett ,1980), only reports values for S2 and O1. We could contact the authors for more results, and this may be sensible if we nest the grid to better resolve Johnstone Strait. Given the tuning, having better results to start with will probably make little difference for the current grid.</text:p>
      <text:p text:style-name="P2"/>
      <text:p text:style-name="P6">5.    Page 8, line 26: Uniform is a reasonable first approximation but I suspect there is a variation. In particular, given the importance of the surge signal coming in from the ocean a geostrophic slope may be a better approximation; though I appreciate there are limited data to estimate it. You might look at old time series with tide gauge observations at both Port Renfrew (or perhaps Bamfield as it is closer to your northern boundary) and Neah Bay. I believe these stations have now been geo-referenced.</text:p>
      <text:p text:style-name="P8"><text:span text:style-name="T1">We have examined the spatial distribution of the surge on the Pacific coast by calculating surge amplitudes </text:span><text:soft-page-break/><text:span text:style-name="T1">at Tofino, Neah Bay, Bamfield, Winter Harbour, Port Hardy and Toke Point for the five time periods discussed in this article. A summary of the mean amplitude and timing is provided in Table 1. In general, we find that the amplitudes at Neah Bay and Bamfield are very close (within a few centimetres) and the timing is usually in phase, if not slightly later at Neah Bay. Tofino has slightly higher amplitudes than Neah Bay (on average 5 cm), and again, the peak is usually an hour or two later at Neah Bay. The monthly-mean sea level along the boundary can be estimated by applying geostrophy. Our geostrophic slope calculation (see text) suggests only centimetres difference between the northern and southern sides of the Strait of Juan de Fuca. In the future, this uniform specification of sea level at the western boundary will be relaxed by taking values from the solution of a large-scale forecasting model. We added this point in the revised text.</text:span></text:p>
      <text:p text:style-name="P2"/>
      <text:p text:style-name="P8"><text:span text:style-name="T2">6.    Page 8, line 46: I think Fig 1 should be extended westward so Port Hardy can be shown</text:span><text:span text:style-name="T1">.</text:span></text:p>
      <text:p text:style-name="P5">We have modified Fig 1 to include Port Hardy as well as a few other points of interest. </text:p>
      <text:p text:style-name="P2"/>
      <text:p text:style-name="P6">7.    Page 9, line 5: Isn’t there also an estuarine flow in Johnstone Strait (Thomson &amp; Huggett)? I don’t think the baroclinic velocities here should be zero.</text:p>
      <text:p text:style-name="P5">Instead of setting the baroclinic velocities to zero, we have chosen the “no boundary condition” option in NEMO. The temperature and salinity are relaxed to the seasonal climatologies over 10 grid cells. The result is an estuarine circulation about ~10 cm/s out of the domain at the surface and 6 cm/s into the domain at depth. We have rephrased the description of the northern boundary conditions for the baroclinic velocities in the text. </text:p>
      <text:p text:style-name="P2"/>
      <text:p text:style-name="P8"><text:span text:style-name="T2">8.    Page 9, line 10-26: Have you done any runs to gauge the sensitivity to these parameters? The background vertical viscosity seems high. Would 10^-5 or 10^-6 make much difference?</text:span><text:span text:style-name="T3"> </text:span></text:p>
      <text:p text:style-name="P5">The values of background eddy viscosity and diffusivity are typical for coastal models. We tested decreasing the background vertical diffusivity to 10^-6 and saw less mixing across the strongly stratified regions of the Strait of Georgia. There is no effect on the mixing between the San Juan and Gulf Islands. We have not yet examined tidal sensitivity to the background vertical viscosity but are planning to do so.</text:p>
      <text:p text:style-name="P2"/>
      <text:p text:style-name="P6">9.    Page 10, line 50: Surface “air” temperature or SST of the nearby ocean?</text:p>
      <text:p text:style-name="P5">It is the SST of the nearby ocean. We have clarified this in the text. </text:p>
      <text:p text:style-name="P2"/>
      <text:p text:style-name="P6">10.    Page 11, line 24: You could also note that the dip (another region with partial destructive interference) in the M2 amplitudes around stations 25-26 has also been captured reasonably well.</text:p>
      <text:p text:style-name="P5">Thank you, we have added a comment on this point. </text:p>
      <text:p text:style-name="P2"/>
      <text:p text:style-name="P6">11.    Page 13, lines 14-16. I appreciate that this correction was necessary to provide a fairer comparison between the observed and modelled heights at tide gauge locations. But in actual predictions, what will you do to estimate the missing tidal energy at other locations? I would also like to see a few more details on how this correction was computed as there are some subtleties you need to be aware of. Did you analyse the tide gauge record (for the previous year as indicated on line 46-48) for all constituents, reconstruct the tidal content during the surge period with both all constituents and just the big 8, compute the difference, and then add this difference to the model values? If so, this is not quite correct because nonlinear interactions among the big 8 in your model runs will put energy into other constituents like M4, M6, and Msf.  The predicted difference will also include some of this energy so by adding the difference to the model values you now have it twice. Granted this nonlinear energy should be relatively small and you could try to correct for it in the difference. But probably the best solution is to use more constituents in your boundary forcing so there is no need for a correction. I believe Pat Crean used over 60.</text:p>
      <text:p text:style-name="P5">Yes, we calculated the correction in the way the referee has described, meaning that the shallow water constituents are accounted for twice, once in the model’s nonlinear interactions and once in the correction. We have recalculated the correction in the following way. Note that we have also excluded long period constituents from the tidal predictions as per a later comment.</text:p>
      <text:list xml:id="list1599587699" text:style-name="L1">
        <text:list-item>
          <text:p text:style-name="P9"><text:soft-page-break/>Apply Doodson filter to tide gauge record during year of storm surge. Remove periods with large non-tidal energy, that is, surges primarily. </text:p>
        </text:list-item>
        <text:list-item>
          <text:p text:style-name="P9">Analyze filtered time series (with the surges removed) for all tidal constituents.</text:p>
        </text:list-item>
        <text:list-item>
          <text:p text:style-name="P9">Generate a tidal prediction excluding shallow water constituents, long period constituents, and constituents with signal to noise ratio less than two.</text:p>
        </text:list-item>
        <text:list-item>
          <text:p text:style-name="P9">Generate tidal prediction using only big 8</text:p>
        </text:list-item>
        <text:list-item>
          <text:p text:style-name="P9">Compute the difference between the predictions calculated in 3) and 4). </text:p>
        </text:list-item>
        <text:list-item>
          <text:p text:style-name="P9">Add this difference to model values as a correction </text:p>
        </text:list-item>
      </text:list>
      <text:p text:style-name="P5">The tidal energy from the nonlinear constituents is typically small (a 5 cm max difference between predictions with and without shallow water constituents at Point Atkinson, slightly larger for Victoria and Campbell River) </text:p>
      <text:p text:style-name="P2"/>
      <text:p text:style-name="P5">Forcing with more tidal constituents would require further tidal tuning of simulations over a much longer time period. Our current tidal tuning methods used 40 day long simulations. Even this is not long enough to separate P1 from K1 and K2 from S2 (180 days needed). Given our very restrictive time step (10 s), we do not believe it is reasonable to test and tune even more constituents because we would need many half year or year long tuning runs. </text:p>
      <text:p text:style-name="P2"/>
      <text:p text:style-name="P5">This does mean that we are unable to add missing tidal energy to other locations, particularly those that do not have a tide gauge. </text:p>
      <text:p text:style-name="P2"/>
      <text:p text:style-name="P6">12.    Page 13, lines 20-26: I’m not clear on what you did here and why. Did the “long term mean sea level” come from an analysis of tide gauge data – i.e., the Z0 “constituent”? Long term mean modelled sea surface heights over the grid are really relative to one another; they need not be zero. Please clarify.</text:p>
      <text:p text:style-name="P5">We calculated the mean sea level from tide gauge records at each station over 1983-2001. We use this mean sea level as the Z0 constituent in the tidal predictions. We have added this mean sea level to the model sea surface height in order to determine the total model water level. We have clarified these lines in the text. </text:p>
      <text:p text:style-name="P2"/>
      <text:p text:style-name="P6">13.    Page 13, lines 44-46: Do your tidal predictions include low frequency constituents like Sa, SSa, Mm which likely contain nontidal energy that may vary from year to year?  I appreciate that you didn’t want the presence of the surge to impact the tidal analysis &amp; prediction and that may be why you didn’t base the prediction on a t_tide analysis of the year with the surge. But by not analysing the same year, your predictions and residuals may include contributions that are due to inter-annual variability. I suggest blanking out the surge sections and analysing the same year.</text:p>
      <text:p text:style-name="P5">The tidal predictions did not include constituents with a small signal to noise ratio which meant that sometimes SA was included and sometimes it wasn’t. Usually, the other long period constituents were not included because they had a small signal to noise ratio. As the referee points out, the long period constituents from a t_tide analysis often contain non-tidal energy associated with meteorological events. Since our model is forced with only 8 tidal constituents, seasonal and interannual changes in the sea surface height should be included in the residual forcing, meaning that the long period constituents should not be used in a tidal prediction. </text:p>
      <text:p text:style-name="P2"/>
      <text:p text:style-name="P5">We have recalculated the tidal predictions using the following steps:</text:p>
      <text:list xml:id="list457496119" text:style-name="L2">
        <text:list-item>
          <text:p text:style-name="P10">Apply Doodson tidal filter to a time series during the year of the storm surge. Remove periods with large non-tidal signals </text:p>
        </text:list-item>
        <text:list-item>
          <text:p text:style-name="P10">Perform a t_tide analysis on the filtered time series </text:p>
        </text:list-item>
        <text:list-item>
          <text:p text:style-name="P10">Calculate a tidal prediction using the constituents derived from the t_tide analysis, excluding those with a signal to noise ratio smaller than two and long period constituents (Sa, Ssa, Msm, Mm, Msf, Mf).</text:p>
        </text:list-item>
      </text:list>
      <text:p text:style-name="P5">In general, we see a slight improvement in the residual error but the overall findings remain unchanged. </text:p>
      <text:p text:style-name="P2"><text:soft-page-break/></text:p>
      <text:p text:style-name="P6">14.    Page 14: All these statistics provide reasonable measures of mean model performance over specific time periods.  But for storm surges, I think the most important things to know (forecast) are the peak height and the time of this peak. (These are what CHS publishes for the tides in its Tide Tables.) I would therefore like to also see error statistics on these.</text:p>
      <text:p text:style-name="P5">We have added a table (Table 2) that summarizes the maximum water level, maximum surge amplitude and delay in model timing for each of the simulations at the four locations discussed. In general, we find that the timing of the maximum water level agrees well with observations, however, the timing of the maximum surge is usually delayed in the model. </text:p>
      <text:p text:style-name="P2"/>
      <text:p text:style-name="P6">15.    Page 15, lines 45-47: Rather than a 4-6 hour delay, I think the Fig 3 residual panels (except Campbell River) suggest a broader peak for the model.</text:p>
      <text:p text:style-name="P5">We have added a table with peak timing and amplitude in order to aid in this discussion point. We agree with the reviewer that the delay in timing alone does not entirely describe the differences in between the model and observations. We have modified this sentence to discuss the broader model peak. </text:p>
      <text:p text:style-name="P2"/>
      <text:p text:style-name="P6">16.    Page 19, lines 39-52: Though you may have seen it already, I think another potentially useful reference for surges entering from the Pacific is Thomson et al. (JOURNAL OF GEOPHYSICAL RESEARCH, VOL. 112, C09022, doi:10.1029/2006JC003925, 2007) In their Fig 6 note the numerous short interval, estuarine reversals that arise in Jan – Mar. It would be interesting to know if these events corresponded to surges at the 4 tide gauges you used to evaluate your model. Though beyond the scope of this paper (but probably something you have thought of already), it would be interesting to investigate how this Pacific signal moves up Juan de Fuca and enters Georgia.</text:p>
      <text:p text:style-name="P5">We have not looked at this in detail but could consider it for a future study. </text:p>
      <text:p text:style-name="P2"/>
      <text:p text:style-name="P6">17.    Page 19, line 58 through 1st paragraph of page 20: Of course, this interaction is probably even more important in the shallow regions around the Richmond dikes and Boundary Bay, where you are not evaluating the model. But as you acknowledge, to do well there you will need wetting-and-drying.</text:p>
      <text:p text:style-name="P5">We have not carefully evaluated the model sea surface height in these shallow regions. It is possible that a future version of NEMO will include wetting and drying effects and we could look at this more closely. In the shallow regions around Boundary Bay, our tide-surge interaction plot (Fig 7) indicates that the surge amplitude is slightly higher if tidal forcing is neglected (~5 cm). Some of the largest differences occur in the central and northern Strait of Georgia. </text:p>
      <text:p text:style-name="P2"/>
      <text:p text:style-name="P6">18.    Page 20, lines 30-32: As remarked in point 3 above, it is therefore important to know how well your grid has represented these channels.</text:p>
      <text:p text:style-name="P5">We have added a new figure to provide more detail in the passages between the San Juan and Gulf Islands (Figure 2). We did apply a bathymetric smoothing algorithm, which led to to slightly deeper grid points closest to the coastlines in this region. The smoothing algorithm was designed to conserve volume, so deepening was balanced by shallowing elsewhere. The algorithm was applied until dh/hbar &lt;0.8. This is described in the text. </text:p>
      <text:p text:style-name="P2"/>
      <text:p text:style-name="P6">19.    Fig 6: Could you adjust the colour legend so the sea surface height in Juan de Fuca is more apparent? It is presently difficult to see any eastward propagation. Is there any; i.e., was the Pacific boundary forcing as important in this case? Given your Tofino vs Neah Bay comments on page 21 (lines 41-45), I guess it should have been.</text:p>
      <text:p text:style-name="P5">In this plot we are examining the difference in the sea surface height anomaly between a simulation with all forcing and a simulation with only surge forcing in order to examine the tide-surge interaction. So, centering the colorbar about 0 m highlights areas of difference. We have decided to keep the colorbar centered at 0 m but have changed to colormap to provide more detail in the Strait of Juan de Fuca region. Since this plot is of the anomaly difference between two simulations, the surge propagation through the Strait of Juan de <text:soft-page-break/>Fuca is not represented. Figure 9 best captures the surge propagation where we have altered the plotting times in order to capture the evolution through the Strait of Juan de Fuca.</text:p>
      <text:p text:style-name="P2"/>
      <text:p text:style-name="P5">In this case, the Pacific boundary forcing is also the most important component of the signal. Without atmospheric forcing, the surge amplitudes drops by about 6 cm at Point Atkinson, a small proportion of the 70 cm total. </text:p>
      <text:p text:style-name="P2"/>
      <text:p text:style-name="P6">20.    Page 22, line 58: Though you suggest it may be important in this case, it would be interesting to know in the other cases how much influence the Johnstone Strait boundary forcing has, relative to the Juan de Fuca forcing.  Does the sea surface height anomaly at Port Hardy relative to Tofino (or Neah Bay) determine this (e.g.,  2nd panel in Fig 10)?</text:p>
      <text:p text:style-name="P5">When the anomaly forcing at the northern boundary is removed, we typically see a small difference in the modelled residual at Point Atkinson, Victoria, and Patricia Bay (~2.5cm). However, the northern boundary forcing is important at Campbell River where the residual drops by about 10 cm during both the Dec 15, 2006 and Nov 15, 2006 storm surges if northern boundary forcing is not included. In both of these examples, and in the other cases considered, the surge at Port Hardy is more than 10 cm smaller than the surge at Tofino, but is still significant (greater than 40cm). Indeed, we are surprised that the northern boundary anomaly forcing has such little impact in the rest of the Strait of Georgia. Given that the tidal constituents are not well represented at Seymour Narrows we could be facing resolution deficiencies in the narrow passages of Johnstone Strait, and in turn, the surge wave may be overly dissipated by the model. We plan to investigate this point further after we upgrade to NEMO 3.6 which enables the use of nested grids. </text:p>
      <text:p text:style-name="P2"/>
      <text:p text:style-name="P5">The discussion above suggests that the surge propagating through Johnstone Strait is not responsible for higher modelled anomalies in the Strait of Georgia so we have removed that comment from the manuscript. </text:p>
      <text:p text:style-name="P2"/>
      <text:p text:style-name="P6">21.    Fig 11: Just to be clear, do these wind directions specify where the wind is headed or where it is from? The major improvement in the high vs low resolution winds at Point Atkinson seems to be when the direction is around 180 degrees. If this direction means toward the west then it is telling us that the high resolution model is getting Howe Sound outflow winds more accurately.</text:p>
      <text:p text:style-name="P5">The wind directions specify where the wind is headed. As the reviewer comments, a direction of 180 degrees means towards the west. We have added clarification to the figure caption.</text:p>
      <text:p text:style-name="P2"/>
      <text:p text:style-name="P5">While we do see an improvement in the high resolution atmospheric model, we do not believe that the Howe Sounds outflow winds are adequately represented as demonstrated through comparisons with observations at Pam Rocks. Granted, this comparison is beyond the scope of the present study but will be important for consideration in future modelling efforts. </text:p>
      <text:p text:style-name="P2"/>
      <text:p text:style-name="P6">22.    Fig 11 and associated text: Given the relative importance of local vs remote forcing, I think it would be interesting to evaluate the 2 atmospheric models with observations from the NOAA buoy at the entrance to Juan de Fuca (http://www.ndbc.noaa.gov/station_page.php?station=46087). Some of the high resolution models I have seen covering this region don’t get the along-strait wind directions correctly.</text:p>
      <text:p text:style-name="P5">We have added a panel to compare models and observations at this buoy. For this time period, we see that wind speed is typically more accurate in the high resolution model. The reviewer is correct to suggest that there are difficulties in model representation of the along-strait wind direction although we have not looked at this location in much detail beyond what is represented by the figure. </text:p>
      <text:p text:style-name="P2"/>
      <text:p text:style-name="P8"><text:span text:style-name="T2">23.    Page 29, line 52: I assume the eventual aim is to obtain your Juan de Fuca (and Johnstone?) boundary forcing from the North Pacific NEMO model under development by Youyu Lu and colleagues. If so, it will be important to assimilate data nearby to ensure as much accuracy as </text:span><text:soft-page-break/><text:span text:style-name="T2">possible.</text:span></text:p>
      <text:p text:style-name="P5">Thank you. The text has been revised according to your suggestion</text:p>
      <text:p text:style-name="P5"/>
      <text:p text:style-name="P5"/>
      <text:p text:style-name="Standard"><text:span text:style-name="T5">Reviewer 2</text:span></text:p>
      <text:p text:style-name="P6">1.    The main purpose of this article needs to be clear.</text:p>
      <text:p text:style-name="P5">This has been added to the introduction:</text:p>
      <text:p text:style-name="P7">‘<text:span text:style-name="T4">The main goals are to identify the forcing factors that contribute most significantly to storm surges in the Strait of Georgia, to examine the spatial distribution of the storm surge, and to evaluate the performance of a new model of this region.’</text:span></text:p>
      <text:p text:style-name="P2"/>
      <text:p text:style-name="P6">2.    This study included the effect of stratification in this region. However, this article focused on the dynamic of the storm surges and the mechanisms resulted in the strong storm surges. The baroclinic effect does not look like a core point in the article. So is there any reason to include the baroclinic effect in model? And is there any difference for the storm surges without the stratification?</text:p>
      <text:p text:style-name="P5">Our decision to include stratification stems from future applications of the model, for example, plans to add biological and chemical tracers and studies of the Fraser River plume. So, we had a strong motivation to configure the model under stratified conditions. While we agree that a study of stratified conditions on storm surge would be new and interesting and our model offers an avenue to explore such questions, we do not believe we are ready to answer this question in full detail. We would like to further evaluate the model’s distribution of salinity and temperature and its treatment of mixing before studying the effect of stratification on storm surge amplitude. </text:p>
      <text:p text:style-name="P2"/>
      <text:p text:style-name="P5">However, we have performed a preliminary investigation of stratification. A simulation with initially horizontally uniform stratification is compared to the fully stratified case. After an initial adjustment period, when the surface salinity begins to resemble the original fully stratified case, differences in the sea surface height at Victoria are on average 5 cm higher. There is evidence that the M2 amplitude and phase at Victoria undergo seasonal variability, which may be linked to the estuarine circulation (Foreman et al 1995, JGR). Clearly, stratification does influence the sea surface height, but additional cases need to be considered. We have decided to leave this question for a future study but have added some comments on this comparison in section 4a. </text:p>
      <text:p text:style-name="P2"/>
      <text:p text:style-name="P8"><text:span text:style-name="T1">As is, this article carefully documents the effect of remote forcing on storm surges in the Strait of Georgia, the effect of the local winds, and it examines the influence on the tide-surge interaction. We believe that the findings </text:span><text:span text:style-name="T1">complement</text:span><text:span text:style-name="T3"> </text:span><text:span text:style-name="T1">previous work but also present new results on the spatial distribution of the surge amplitude. </text:span></text:p>
      <text:p text:style-name="P2"/>
      <text:p text:style-name="P6">3.    Without tidal tuning, the tidal constituents were adequate in the Strait of Juan de Fuca, but not good in the Strait of Georgia.  When using the tidal tuning, the tidal constituents have good comparison in the Strait of Georgia, but poor in the Strait of Juan de Fuca. Did the tidal tuning result in the poor results in the Strait of Juan de Fuca?</text:p>
      <text:p text:style-name="P5">Yes, the tidal tuning resulted in a poor match within the Strait of Juan de Fuca, particularly in the M2 phase. Since the Strait of Georgia is the main study area of interest we deemed it appropriate to match the tides best in this area. We have included a comment on this in the text. </text:p>
      <text:p text:style-name="P2"/>
      <text:p text:style-name="P6">4.    The tide gauge stations (such as 1, 31, 27) are really close to open boundary. Are the tidal constituents in these stations suitable in comparison?</text:p>
      <text:p text:style-name="P5">Because the tuning was designed for a good match in the middle of the domain, in general, stations near the outer domain have a poorer comparison. This is particularly true at station 1 (Port Renfrew). We found that the northern boundary tidal forcing did not affect the rest of the domain to a large degree, so, the tides at the north were tuned for a good match at Kelsey Bay (30) and Yorke Island (31). We believe that the <text:soft-page-break/>poor match at station 27 (Seymour Narrows) is due to the under resolved passages in this area. We have commented on the bad matches at Seymour Narrows and Port Renfrew in the text. </text:p>
      <text:p text:style-name="P2"/>
      <text:p text:style-name="P6">5.    This article states five storm events to support the points of the article. Is there any particular reason to include all the five storm events or are the two or three events enough to support the conclusion? I think it needs to be pointed out.</text:p>
      <text:p text:style-name="P5">We chose to focus on five cases because we wanted to have a good understanding of model performance in several different circumstances. Feb 2006 was a significant surge event that we used to test forcing factors and tide surge interaction. Nov 2006 was another case in which we briefly examined stratification conditions and the contribution of forcing at the northern boundary. Dec 2006 was an example of a very large wind event and significant surge with no high water. Nov 2009 was a strong wind event that didn’t result in a large observed surge. Finally, Dec 2012 allowed us to compare high resolution and low resolution atmospheric forcing products. Together these cases provide a good picture of how the storm surge behaves in this domain and also some important points to consider when modelling storm surges. </text:p>
      <text:p text:style-name="P2"/>
      <text:p text:style-name="P6">6.    There are some weather stations located inside the model domain. Is there any particular reason to use 33 km resolution model wind instead in simulation?  Is there any reason to use the forecasts wind in the hindcast simulation?</text:p>
      <text:p text:style-name="P5">It is a lot of work to generate a blended wind product from observations. Given that the wind has little influence on the storm surge and that we have 2.5km winds to use going forward, we didn’t think it necessary to produce our own blended wind product. For the time period we considered, the re-forecast winds were the best available product. Reanalysis winds don’t have the fine scale. </text:p>
      <text:p text:style-name="P2"/>
      <text:p text:style-name="P6">7.    The atmospheric forcing includes the wind and air pressure as open boundary in this article. What is the temperature and salinity boundary condition at surface?</text:p>
      <text:p text:style-name="P8"><text:span text:style-name="T1">The atmospheric forcing is applied at the ocean surface. Besides wind stress and air pressure, this also includes  </text:span><text:span text:style-name="T1">solar and non-solar heat fluxes (due for example to evaporation and precipitation).</text:span><text:span text:style-name="T3"> </text:span><text:span text:style-name="T1">The fluxes are calculated through NEMO’s bulk CORE formulation. Further, salinity is forced with freshwater input from rivers, although this is applied over a depth of 3 metres. We have attempted to make this more clear in the revised manuscript. </text:span></text:p>
      <text:p text:style-name="P2"/>
      <text:p text:style-name="P6">8.    Some locations mentioned in this article are not shown in Figure. 1 such as Neah Bay in page 21, Boundary Bay and Crescent Beach in Page 29.</text:p>
      <text:p text:style-name="P5">We have modified the labels in Figure 1 as per the referee’s comments. </text:p>
      <text:p text:style-name="P2"/>
      <text:p text:style-name="P5">Some Detailed suggestions:</text:p>
      <text:p text:style-name="P6">Page 1, line 38, add “the” between “through” and “comparisons of”</text:p>
      <text:p text:style-name="P5">Modified.</text:p>
      <text:p text:style-name="P6">Page 1, line39-40, “ water levels” can be removed.</text:p>
      <text:p text:style-name="P5">Modified.</text:p>
      <text:p text:style-name="P6">Page 1, line 43, what is the “variability” referred to?</text:p>
      <text:p text:style-name="P5">We have changed ‘variability’ to ‘surge amplitude within the Strait of Georgia’.</text:p>
      <text:p text:style-name="P6">Page1, line 45, “ this points” is not clear.</text:p>
      <text:p text:style-name="P5">Changed ‘this points’ to ‘that remote forcing is the dominant factor in surge amplitudes of this region’</text:p>
      <text:p text:style-name="P6">Page 2, line 4-5, “ a strongly stratified,” add reference if possible.</text:p>
      <text:p text:style-name="P5">We have added a reference to Thomson 1981. </text:p>
      <text:p text:style-name="P6">Page 2, line 17-18, add reference for “ induce vigorous tidal mixing”</text:p>
      <text:p text:style-name="P5">We have added a reference to Thomson 1981. </text:p>
      <text:p text:style-name="P6">Page 2, line 21-22, add “a” between “This system is “ and “ home”.</text:p>
      <text:p text:style-name="P5">Modified.</text:p>
      <text:p text:style-name="P6">Page 2, line 50-51, “ and mean sea level is lower”   what does the mean sea level mean?</text:p>
      <text:p text:style-name="P5">We have removed ‘mean’. </text:p>
      <text:p text:style-name="P6"><text:soft-page-break/>Page 3, line22-25, more references focusing on Canadian water can be added here, like the references mentioned above.</text:p>
      <text:p text:style-name="P5">We have added the Ma et al 2015 JGR-oceans paper as a reference here. </text:p>
      <text:p text:style-name="P6">Page 3, line 28-29, add “of” between the ‘inclusion’ and ‘surface waves’</text:p>
      <text:p text:style-name="P5">Modified.</text:p>
      <text:p text:style-name="P6">Page 4, line6, “resulted in” can be change to ‘developed”</text:p>
      <text:p text:style-name="P5">Modified.</text:p>
      <text:p text:style-name="P6">Page 5, line3-4, what does ‘An updated version’ mean?  This new model updated the tidal simulation or other things? What does ‘high surface temperature’ mean?  What is the temperature if it is high?</text:p>
      <text:p text:style-name="P5">We have modified this sentence to ‘An updated version of this model with added biogeochemical components and an extended domain produced higher than observed surface temperatures in the Strait of Juan de Fuca, suggesting too little mixing within the Salish Sea (Giddings et al, 2014).’</text:p>
      <text:p text:style-name="P6">Page 5, line 14-16, here ‘appropriate treatment of mixing is a recurring difficulty in modelling this region’ is mentioned. So is there any advanced mixing treatment used in NEMO.</text:p>
      <text:p text:style-name="P5">NEMO has a number of options for the treatment of mixing and turbulence. However, these options are typical of other coastal ocean models. We are still working on ways to improve the treatment of mixing in our configuration. </text:p>
      <text:p text:style-name="P6">Page 6, line1-2, something needs to be added in between ‘Although’ and ‘not used in the present work’.</text:p>
      <text:p text:style-name="P5">We have changed this sentence to ‘Although these features are not being used in the present work, ...’</text:p>
      <text:p text:style-name="P8"><text:span text:style-name="T2">Page6, line 4, some successfully cases using NEMO is other coastal areas can be added as references here</text:span><text:span text:style-name="T1">.</text:span></text:p>
      <text:p text:style-name="P5">We have added references to Maraldi et al, 2013, Ocean Sciences who applied NEMO to the Northeast Atlantic and Brossier et al, 2012, Ocean Modelling who studied the Mediterranean Sea. </text:p>
      <text:p text:style-name="P6">Page 6, line20-21, the smoothing limit is set to 0.8 as a ratio between the difference ratio and the averaged depth in each grid cells. How can you determine the 0.8 is enough? Any reference?</text:p>
      <text:p text:style-name="P5">NEMO uses partial grid-cells, not terrain-following coordinates and is thus much less susceptible to pressure gradient errors. Thus, the smoothing was set to stabilize the model. 0.8 was sufficient, causing a shift from single ‘bad’ point errors to a more general stability criteria based on the vertical CFL condition.</text:p>
      <text:p text:style-name="P6">Page 8, line28-37, here, the climatological sea level anomaly was generated to spin up the model. Then for the storm surge simulation, hourly sea surface height was used. Is the yearly mean surface height set to zero in hourly sea surface height?</text:p>
      <text:p text:style-name="P5">No, we wanted to include interannual variability due to El Nino years in residual forcing, so we have not centered the hourly residuals about zero by removing an annual mean.</text:p>
      <text:p text:style-name="P6">Page 11, line 6-11, this sentence is not clear. The initial ocean is zero velocity and zero surface height. In either case, is the velocity adjusted to forcing in less than one day? Do any experiments support this? And what is the purpose to spin up the model for 15.5 months from September 16, 2002 but the storm surge events are after 2004?</text:p>
      <text:p text:style-name="P5">In order to determine how quickly the model adjusted from zero initial conditions, we compared a simulation initialized with zero velocities and sea surface height to one initialized with restart conditions. The sea surface height of the two simulations matched very well after less than 12 hours. Generally, the surface velocities matched well after one day, however, the match was not as good in regions strongly influenced by stratification. These locations were not close to our storm surge evaluation points and the differences were still small and localized. We have added a statement to explain how we determined the model adjustment time. </text:p>
      <text:p text:style-name="P2"/>
      <text:p text:style-name="P5">We performed a model spinup for 15.5 months from September 2002 in order to obtain a seasonal stratification throughout 2003. Further, we had observational data of temperature and salinity for comparison during this time period. We did not think it reasonable to spin up over each storm surge year, especially since our comparisons suggested that the sea surface height adjusts rather quickly from zero initial conditions. Although there is certainly interannual variability in the stratification, we believe it is reasonable to initialize with a profile from our spin-up year. </text:p>
      <text:p text:style-name="P6">Page 14, line 35-39, here, the article states the  for residual should be much lower than that for total water levels because total water level has a larger variability. Is this a general conclusion?</text:p>
      <text:p text:style-name="P5"><text:soft-page-break/>The variance of the water levels is higher than the variance of the residuals because tidal ranges are much larger than surge amplitudes. Since the observed variance is in the denominator of gamma^2, the gamma^2 for the water levels will be lower than the gamma^2 of the residuals. </text:p>
      <text:p text:style-name="P6">Page 15, line 20, ‘to ‘ can be changed to ‘with’. Model results can be compared with observation, not opposite.</text:p>
      <text:p text:style-name="P5">Modified.</text:p>
      <text:p text:style-name="P6">Page 15, line 39-41, the sentence starts with ‘ when considering the over predicted water levels …’ is not clear.</text:p>
      <text:p text:style-name="P5">We have modified this sentence to ‘Given that the water levels are over predicted at Point Atkinson and Campbell River, it is likely that one of the forcing factors is overestimated in this example.’</text:p>
      <text:p text:style-name="P6">Page 17, line 3-5, the sentence starting with ‘ the timing of the maximum surge at Campbell River was…’ needs to be rewritten.</text:p>
      <text:p text:style-name="P5">We have modified this sentence to ‘The timing of the maximum surge was too early at all stations except Campbell River.’</text:p>
      <text:p text:style-name="P6">Page 17, line 31-33, the sentence starting with ‘Comparisons between these simulations indicate… ‘ is not clear. From my understanding, these simulations indicate the importance of the remote forcing. The effects of local wind and air pressure are weak.</text:p>
      <text:p text:style-name="P5">We have rephrased to ‘Comparisons between these simulations will determine the contributions from the remote forcing, the local wind forcing, and the local atmospheric pressure forcing.’</text:p>
      <text:p text:style-name="P6">Page 19, line 36-37. The sentence  ‘this is related to the small spatial scale of the model domain.’ is not clear.  I also have a question on how you specified the boundary condition on the case with local atmospheric forcing only.</text:p>
      <text:p text:style-name="P5">In this case with local atmospheric forcing only, we are using tidal forcing at the open boundary, that is, we have removed the remote forcing. </text:p>
      <text:p text:style-name="P8"><text:span text:style-name="T3"/></text:p>
      <text:p text:style-name="P8"><text:span text:style-name="T1">We produce realistic surge amplitudes when we include the IB response of sea level to atmospheric forcing remote forcing. If the IB response at the boundary is set to zero by excluding the remote forcing</text:span><text:span text:style-name="T3"> </text:span><text:span text:style-name="T1">and the local atmospheric pressure variation is included, the model obtains a much smaller response to atmospheric pressure forcing. This suggests that the local atmospheric pressure variation must be combined with the remote variation to generate the full IB response in the Salish Sea. We have revised the manuscript to reflect the above description. </text:span></text:p>
      <text:p text:style-name="P6">Page 19, line 51-52, ‘consistent with the results of the present study’ is not clear. The present study could consistent with previous model results.</text:p>
      <text:p text:style-name="P5">We have changed this to “Our study is consistent with these findings.”</text:p>
      <text:p text:style-name="P6">Page 21, line24-48, this paragraph states the modelled residuals are lower than the observations. The lower sea level is mostly attributed to the open boundary sea level.  Why not use the observed sea level at Neah Bay if this point is much closer to open boundary. Have you checked if there is any difference on sea level between Tofino and Neah Bay for other storms cases?</text:p>
      <text:p text:style-name="P5">We have examined the residuals at Tofino, Neah Bay, Bamfield, Winter Harbour, Port Hardy and Toke Point (location indicated in Figure 1). Average surge amplitudes and timing are provided in Table 1. Generally, the residuals at Tofino are slightly higher than Neah Bay but not by much. This case is one exception where the Neah Bay surge amplitude is higher than Tofino. We have started using forecasts for the Neah Bay storm surge provided by NOAA in a real-time version of our model, where we find that our model residual is generally too low, likely because of errors in the forecast model.</text:p>
      <text:p text:style-name="P6">Page 21, line 58-59, The sentence starting with ‘Notably, the Strait of Georgia experiences the largest surge values, upwards of 60 cm’ needs to have a figure to support.</text:p>
      <text:p text:style-name="P5">We have added a reference to Figure 9.</text:p>
      <text:p text:style-name="P6">Page 22, line 37-40, the article states the winds at Point Atkinson switch to northwesterly and then westerly, further amplifying the surge along the mainland coast. From the geometry in the map, I think the westerly wind will decrease the surge along the mainland coast based on Ekman transport.</text:p>
      <text:p text:style-name="P8"><text:span text:style-name="T1">The timescales are not long enough to support Ekman transport. At short time scales, surface flow is in the direction of the wind. Because of strong stratification, the surface water can move very fast (Thomson, 1981). In general, the winds switch direction more quickly than an inertial period.</text:span></text:p>
      <text:p text:style-name="P6">Page22, line 49-52, the sentence starting with ‘Interestingly, the winds over the Strait of Juan de <text:soft-page-break/>Fuca…’ needs to add a figure reference at the end.</text:p>
      <text:p text:style-name="P5">We have added the reference to Figure 9 .</text:p>
      <text:p text:style-name="P6">Page 22, line 54-58, what is the surge difference between full case and the case without atmospheric forcing? To me, I found there are at least 10 cm difference from the figure 8 and figure 9. If so, this difference is larger than previous cases.</text:p>
      <text:p text:style-name="P5">Yes, there is a larger difference than in the previous case, likely because the winds are much stronger. Yet, the difference is still less than 10% of the total surge amplitude. In this case, the difference in the surge amplitude at Point Atkinson is 6 cm out of a total 70 cm surge. We have added this comment. </text:p>
      <text:p text:style-name="P6">Page23, line 53-54, here, the article states ‘ Next, a relatively strong event recorded at Point Atkinson …’ .  ‘ a relatively strong event’ is stronger compared the mean wind speed or the storm event. From figure 10, the observed wind speed in this case is below 20 m/s. Generally speaking, my understanding of strong wind is over 30 m/s.</text:p>
      <text:p text:style-name="P5">The wind observations come from Environment Canada Climate Data archive, which records  hourly winds. Even the very strong wind event from Dec 15, 2006 did not register above 25 m/s in the Environment Canada Climate Data archive. The Dec 17, 2012 peak reading was only 15 m/s. An analysis of 48 years of wind data at Sandheads had winds over 18 m/s only 0.1 % of the time. So yes, an 18 m/s wind is strong in this region, partly because of the protection from Vancouver Island. </text:p>
      <text:p text:style-name="P6">Page 24, line4-5, the article states ‘ Surprisingly, the strong wind event of Nov 19 was associated with the smaller of the two surges’.  This sentence needs to be written. The previous cases conclude the effect of wind is unimportant on surge generation. If this is the case, it is easy to understand that the surge may not in phase with the strong wind event.</text:p>
      <text:p text:style-name="P5">We have rephrased to: ‘The strong wind event of Nov 19 was associated with the smaller of the two surges, supporting the fact that local winds do not contribute significantly to surge amplitudes.’</text:p>
      <text:p text:style-name="P6">Page 24, line7-8,  add “the sea surface height” on the other three stations between ‘Although’ and ‘ not shown here’.</text:p>
      <text:p text:style-name="P5">Modified.</text:p>
      <text:p text:style-name="P6">Page 25, line 27-28, ‘large’ can be changed to ‘strong’</text:p>
      <text:p text:style-name="P5">Modified.</text:p>
      <text:p text:style-name="P5"/>
      <text:p text:style-name="P5"/>
      <text:p text:style-name="Text_20_body"><text:span text:style-name="T5">Reviewer 3</text:span></text:p>
      <text:p text:style-name="P6">1. The two open boundaries that connect to the Pacific are far away from the two tide-gauge stations (Tofino, Port Hardy). But the paper does not provide convincing justification for using observations at the two stations as the open boundary conditions. It does not discuss any consequence of such an approximation either. Given that the results are dominated by the open boundary forcing, I think this issue must be addressed sufficiently.</text:p>
      <text:p text:style-name="P5">We have added some discussion of the distribution of the surge signal along the Pacific Coast. We have analyzed surge amplitudes at Toke Point, Tofino, Neah Bay, Bamfield, Winter Harbour, and Port Hardy and present average peaks and timings for the storm surges we have considered. Usually, the Tofino surge is slightly higher and earlier than the Neah Bay surge, but not always. Given that the amplitudes are similar we do not think the results of the hindcast simulations would be greatly modified by using the closer station. Nonetheless, in future forecast simulations we will be using predictions produced by NOAA at Neah Bay. </text:p>
      <text:p text:style-name="P2"/>
      <text:p text:style-name="P5">We have also found that the surge amplitudes in the Strait of Georgia are not very sensitive to the forcing at the north so using the Port Hardy tide gauge is reasonable. </text:p>
      <text:p text:style-name="P2"/>
      <text:p text:style-name="P6">2. A potential option is to expand the present model domain to include some shelf areas and to take open boundary conditions from output of a large-scale (e.g. the NE Pacific) model.</text:p>
      <text:p text:style-name="P5">A larger domain is much more expensive. We are already restricted by a very small time step. The longer term plan is to take boundary condition for this model from a large scale NEMO model currently under development.</text:p>
      <text:p text:style-name="P2"/>
      <text:p text:style-name="P6">3. The description of the model runs is not clear. The paper does not indicate the tides presented <text:soft-page-break/>are from which model runs. How many constituents are included in the tidal analysis? For storm surge forecasts, how do you remove tides?</text:p>
      <text:p text:style-name="P5">For each storm surge hindcast, a simulation forced with only tides is performed. This simulation is used to remove the modelled tides in the modelled residual calculations. The tidal analysis were performed on tide gauge records for 67 constituents. Constituents with a signal to noise ratio less than 2 and long period constituents were not used in the tidal predictions. We have clarified this in the manuscript. </text:p>
      <text:p text:style-name="P2"/>
      <text:p text:style-name="P6">4. For the validation of storm surge models it is important to show the peak surge and phase differences in detail. From the two examples shown, one has about 6 hour delay (Fig. 3) and the other has a 30% underestimation of the peak surge (Fig. 7) at all stations shown. Even with the broad peak surge, such large phase delay is quite unusual to me. Is there any issue with the specification of the open boundary conditions? How much delay could be due to the open boundary forcing?</text:p>
      <text:p text:style-name="P8"><text:span text:style-name="T1">In the February 2006 case, the timing of the surge is in </text:span><text:span text:style-name="T1">phase</text:span><text:span text:style-name="T3"> </text:span><text:span text:style-name="T1">between Tofino and Neah Bay. Given that the surge at Tofino usually arrives earlier than the surge at Neah Bay, it is unlikely that the delayed model peak is due to the open boundary forcing. Rather, the model is experiencing a broader peak than what was observed, leading to the timing delay. We have added some comments to the manuscript.</text:span><text:span text:style-name="T3"> </text:span></text:p>
      <text:p text:style-name="P2"/>
      <text:p text:style-name="P5">In the Dec 2006 case, the surge at Tofino is, at times, 10 cm lower than that at Neah Bay (usually Neah Bay is lower). However, this still does not account for the large error in the modelled results.</text:p>
      <text:p text:style-name="P2"/>
      <text:p text:style-name="P5">We have added a table summarizing surge amplitude and timing for each simulation (Table 3). </text:p>
      <text:p text:style-name="P2"/>
      <text:p text:style-name="P6">5. Inclusion of stratification is pointed out as a step forward compared with the previous modelling effort for this region. However, the effect of stratification on storm surge (if any) is not examined or even mentioned at all.</text:p>
      <text:p text:style-name="P5">We have commented on our preliminary investigation of stratified effects in section 4a, although we plan a more detailed look in a future study. Before we can examine stratified effects in more detail, we would like to evaluate the model’s treatment of mixing and its distribution of temperature and salinity. </text:p>
      <text:p text:style-name="P2"/>
      <text:p text:style-name="P5">Other issues:</text:p>
      <text:p text:style-name="P2"/>
      <text:p text:style-name="P6">Page 3, Line 31-38: There is a recent paper on simulating storm surge off Eastern Newfoundland surge with stratification (Ma et al., 2015, JGR-oceans). The paper is highly relevant to your study.</text:p>
      <text:p text:style-name="P5">Thank you. We have added this study as a reference. </text:p>
      <text:p text:style-name="P2"/>
      <text:p text:style-name="P6">Page 19, Line 26-37: Is the finding of Murty et al. (1995) on the IB contribution wrong? From your model, the ocean’s response in the study domain is not IB.</text:p>
      <text:p text:style-name="P5">No, we don’t think the conclusion of Murty et al. (1995) is incorrect. The remote forcing is calculated as the observed water levels at Tofino and Port Hardy with the tides removed. So, the remote forcing includes an inverse barometer component. However, the local effect of the inverse barometer is small. </text:p>
      <text:p text:style-name="P2"/>
      <text:p text:style-name="P6">Page 21, Line 45: Where is Neah Bay exactly?</text:p>
      <text:p text:style-name="P5">Neah Bay and a few other locations of interest have been added to the map in Figure 1. </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y Soontiens</meta:initial-creator>
    <meta:creation-date>2015-06-15T19:55:22</meta:creation-date>
    <dc:date>2015-06-15T20:46:13</dc:date>
    <dc:creator>Nancy Soontiens</dc:creator>
    <meta:editing-duration>PT42M57S</meta:editing-duration>
    <meta:editing-cycles>22</meta:editing-cycles>
    <meta:generator>LibreOffice/3.5$Linux_X86_64 LibreOffice_project/350m1$Build-2</meta:generator>
    <meta:document-statistic meta:table-count="0" meta:image-count="0" meta:object-count="0" meta:page-count="11" meta:paragraph-count="180" meta:word-count="7391" meta:character-count="43410" meta:non-whitespace-character-count="36031"/>
  </office:meta>
</office:document-meta>
</file>